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de1" officeooo:paragraph-rsid="0004ade1"/>
    </style:style>
    <style:style style:name="P2" style:family="paragraph" style:parent-style-name="Standard" style:list-style-name="L1">
      <style:text-properties officeooo:rsid="0004ade1" officeooo:paragraph-rsid="0004ad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ter Plan: JamAustin.me</text:p>
      <text:p text:style-name="P1"/>
      <text:p text:style-name="P1">Models:</text:p>
      <text:list xml:id="list2355936717274721115" text:style-name="L1">
        <text:list-item>
          <text:p text:style-name="P2">Bands</text:p>
          <text:list>
            <text:list-item>
              <text:p text:style-name="P2">Members</text:p>
            </text:list-item>
            <text:list-item>
              <text:p text:style-name="P2">Genre</text:p>
            </text:list-item>
            <text:list-item>
              <text:p text:style-name="P2">Year started</text:p>
            </text:list-item>
            <text:list-item>
              <text:p text:style-name="P2">labels</text:p>
            </text:list-item>
            <text:list-item>
              <text:p text:style-name="P2">website</text:p>
            </text:list-item>
            <text:list-item>
              <text:p text:style-name="P2">[optional] Top Hits</text:p>
            </text:list-item>
          </text:list>
        </text:list-item>
        <text:list-item>
          <text:p text:style-name="P2">Venues</text:p>
          <text:list>
            <text:list-item>
              <text:p text:style-name="P2">Address</text:p>
            </text:list-item>
            <text:list-item>
              <text:p text:style-name="P2">website</text:p>
            </text:list-item>
            <text:list-item>
              <text:p text:style-name="P2">Contact info</text:p>
            </text:list-item>
            <text:list-item>
              <text:p text:style-name="P2">Age restriction (21+, 18+, etc</text:p>
            </text:list-item>
            <text:list-item>
              <text:p text:style-name="P2"><text:s/>Cover</text:p>
            </text:list-item>
          </text:list>
        </text:list-item>
        <text:list-item>
          <text:p text:style-name="P2">Festivals</text:p>
          <text:list>
            <text:list-item>
              <text:p text:style-name="P2">Time of year</text:p>
            </text:list-item>
            <text:list-item>
              <text:p text:style-name="P2">Year started</text:p>
            </text:list-item>
            <text:list-item>
              <text:p text:style-name="P2">website</text:p>
            </text:list-item>
            <text:list-item>
              <text:p text:style-name="P2">Location</text:p>
            </text:list-item>
            <text:list-item>
              <text:p text:style-name="P2">Average Ticket price</text:p>
            </text:list-item>
            <text:list-item>
              <text:p text:style-name="P2">[optional] Dur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6:06:00.542493085</meta:creation-date>
    <dc:date>2017-03-20T16:13:49.601070695</dc:date>
    <meta:editing-duration>PT7M49S</meta:editing-duration>
    <meta:editing-cycles>1</meta:editing-cycles>
    <meta:document-statistic meta:table-count="0" meta:image-count="0" meta:object-count="0" meta:page-count="1" meta:paragraph-count="22" meta:word-count="58" meta:character-count="268" meta:non-whitespace-character-count="251"/>
    <meta:generator>LibreOffice/5.1.6.2$Linux_X86_64 LibreOffice_project/10m0$Build-2</meta:generator>
  </office:meta>
</office:document-meta>
</file>